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VENDAÑO GUERREROS, JOYCE TAW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06954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1966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VENDAÑO GUERREROS, JOYCE TAW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06954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67370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52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9/2021</text:p>
          </table:table-cell>
          <table:table-cell table:style-name="Tabla2.A3" office:value-type="string">
            <text:p text:style-name="P22">67026</text:p>
          </table:table-cell>
          <table:table-cell table:style-name="Tabla2.D3" office:value-type="string">
            <text:p text:style-name="P23">6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3:32:3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